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A real writer</text:h>
      <text:p text:style-name="Text_20_body">Sometimes I feel as though I am not a real writer.<text:line-break/>I don't smoke. I don't wake up early but I don't sleep<text:line-break/>all day either. I find myself increasingly interested<text:line-break/>in dumb luck. Chance: I've found two dimes in as many<text:line-break/>days. Does this mean I've found twenty lucky pennies?<text:line-break/>I want you to participate. You the reader. You,<text:line-break/>the probabilistic god of my dreams. I've been having<text:line-break/>strange dreams lately. I don't remember them but<text:line-break/>they leave impressions. A bare foot. A tunnel<text:line-break/>of hair from her face to mine. A boat stranded<text:line-break/>in a living-room. Something warm. Something like the sun<text:line-break/>through my eyelids. A hand, with all its dead symbology.<text:line-break/>My teeth have fallen out. No, you pulled them out<text:line-break/>with your hands, threw them over your left shoulder<text:line-break/>like salt, to wish away bad luck. I have something<text:line-break/>to tell you: bad luck follows like a dog. It lets you<text:line-break/>get ahead for a few days, a week, a year. You'll see,<text:line-break/>it'll bite your sleeping face when you're not looking.<text:line-break/>I've been dreaming about the future, I know. In my dream<text:line-break/>I am not a writer, I live in a place with rain. You<text:line-break/>are sunning yourself as you read this, on a beach or<text:line-break/>maybe a desert. Let me move in with you. I can cook<text:line-break/>or clean or take care of your dog while you're out.<text:line-break/>I'll never have to write again. I'll watch television.<text:line-break/>Do I want to become a writer? Tell me. Should I smoke?<text:line-break/>I can sleep all day in your attic if you want, become<text:line-break/>your god, lose my own, settle to the bottom of the bed<text:line-break/>like a boat in a river, dream about nothing but furni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real writer</dc:title>
  </office:meta>
</office:document-meta>
</file>